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782cm" fo:min-width="4.326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2.036cm" fo:min-width="4.58cm"/>
    </style:style>
    <style:style style:name="gr9" style:family="graphic" style:parent-style-name="standard">
      <style:graphic-properties draw:stroke="none" svg:stroke-color="#000000" draw:fill="none" draw:fill-color="#cccccc" draw:auto-grow-height="true" draw:auto-grow-width="false" fo:max-height="0cm" fo:min-height="0.941cm"/>
    </style:style>
    <style:style style:name="gr10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cccccc" draw:auto-grow-height="true" draw:auto-grow-width="false" fo:max-height="0cm" fo:min-height="0.611cm"/>
    </style:style>
    <style:style style:name="gr12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cccccc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cccccc" draw:auto-grow-height="true" draw:auto-grow-width="false" fo:max-height="0cm" fo:min-height="1.782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828cm" fo:min-width="2.554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6.48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9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cccccc"/>
      <style:paragraph-properties fo:text-align="center"/>
      <style:text-properties fo:font-size="10pt" style:font-size-asian="16pt" style:font-size-complex="16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cccccc"/>
      <style:text-properties fo:font-size="10pt" style:font-size-asian="15pt" style:font-size-complex="15pt"/>
    </style:style>
    <style:style style:name="P8" style:family="paragraph">
      <loext:graphic-properties draw:fill="none" draw:fill-color="#cccccc"/>
      <style:paragraph-properties fo:text-align="center"/>
      <style:text-properties fo:font-size="10pt" style:font-size-asian="16pt" style:font-size-complex="16pt"/>
    </style:style>
    <style:style style:name="P9" style:family="paragraph">
      <loext:graphic-properties draw:fill="none" draw:fill-color="#cccccc"/>
      <style:text-properties fo:font-size="10pt" style:font-size-asian="16pt" style:font-size-complex="16pt"/>
    </style:style>
    <style:style style:name="P10" style:family="paragraph">
      <loext:graphic-properties draw:fill="none" draw:fill-color="#cccccc"/>
      <style:paragraph-properties fo:text-align="center"/>
    </style:style>
    <style:style style:name="P11" style:family="paragraph">
      <loext:graphic-properties draw:fill="none" draw:fill-color="#cccccc"/>
      <style:text-properties fo:font-size="10pt" style:font-size-asian="12pt" style:font-size-complex="12pt"/>
    </style:style>
    <style:style style:name="P12" style:family="paragraph">
      <loext:graphic-properties draw:fill="none" draw:fill-color="#cccccc"/>
      <style:text-properties fo:font-size="10pt"/>
    </style:style>
    <style:style style:name="P13" style:family="paragraph">
      <loext:graphic-properties draw:fill-color="#b2b2b2"/>
      <style:paragraph-properties fo:text-align="center"/>
      <style:text-properties fo:font-size="10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0pt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5pt" style:font-size-complex="15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72cm" svg:height="3.431cm" svg:x="0.895cm" svg:y="5.8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Domain name</text:p>
              </table:table-cell>
            </table:table-row>
            <table:table-row table:style-name="ro1">
              <table:table-cell table:style-name="gray2">
                <text:p>Public key</text:p>
              </table:table-cell>
            </table:table-row>
            <table:table-row table:style-name="ro1">
              <table:table-cell table:style-name="gray1">
                <text:p>CA’s name</text:p>
              </table:table-cell>
            </table:table-row>
            <table:table-row table:style-name="ro1">
              <table:table-cell table:style-name="gray2">
                <text:p>CA’s signatur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72cm" svg:height="3.431cm" svg:x="8.7cm" svg:y="5.7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A’s name</text:p>
              </table:table-cell>
            </table:table-row>
            <table:table-row table:style-name="ro1">
              <table:table-cell table:style-name="gray2">
                <text:p>CA’s Public key</text:p>
              </table:table-cell>
            </table:table-row>
            <table:table-row table:style-name="ro1">
              <table:table-cell table:style-name="gray1">
                <text:p>Root CA’s name</text:p>
              </table:table-cell>
            </table:table-row>
            <table:table-row table:style-name="ro1">
              <table:table-cell table:style-name="gray2">
                <text:p>Root signatur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79cm" svg:height="2.702cm" svg:x="17.073cm" svg:y="6.35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Root Name</text:p>
              </table:table-cell>
            </table:table-row>
            <table:table-row table:style-name="ro2">
              <table:table-cell table:style-name="gray2">
                <text:p>Root Public key</text:p>
              </table:table-cell>
            </table:table-row>
            <table:table-row table:style-name="ro2">
              <table:table-cell table:style-name="gray1">
                <text:p>Root Signatur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8.547cm" svg:y1="7.013cm" svg:x2="6.347cm" svg:y2="8.698cm" svg:d="M8547 7013h-1100v1685h-1100" svg:viewBox="0 0 2201 1686">
          <text:p/>
        </draw:connector>
        <draw:connector draw:style-name="gr1" draw:text-style-name="P1" draw:layer="layout" svg:x1="16.823cm" svg:y1="7.563cm" svg:x2="14.063cm" svg:y2="8.556cm" svg:d="M16823 7563h-1380v993h-1380" svg:viewBox="0 0 2761 994">
          <text:p/>
        </draw:connector>
        <draw:frame draw:style-name="gr2" draw:text-style-name="P2" draw:layer="layout" svg:width="4.572cm" svg:height="1.445cm" svg:x="1.27cm" svg:y="4.572cm">
          <draw:text-box>
            <text:p>Site certificate</text:p>
            <text:p/>
          </draw:text-box>
        </draw:frame>
        <draw:frame draw:style-name="gr3" draw:text-style-name="P2" draw:layer="layout" svg:width="4.826cm" svg:height="0.848cm" svg:x="8.89cm" svg:y="4.572cm">
          <draw:text-box>
            <text:p>CA certificate</text:p>
          </draw:text-box>
        </draw:frame>
        <draw:frame draw:style-name="gr3" draw:text-style-name="P2" draw:layer="layout" svg:width="5.588cm" svg:height="0.848cm" svg:x="17.78cm" svg:y="4.826cm">
          <draw:text-box>
            <text:p>Root certificate</text:p>
          </draw:text-box>
        </draw:frame>
        <draw:frame draw:style-name="gr3" draw:text-style-name="P2" draw:layer="layout" svg:width="2.54cm" svg:height="1.445cm" svg:x="14.5cm" svg:y="8.78cm">
          <draw:text-box>
            <text:p>Signs</text:p>
            <text:p/>
          </draw:text-box>
        </draw:frame>
        <draw:frame draw:style-name="gr3" draw:text-style-name="P2" draw:layer="layout" svg:width="2.54cm" svg:height="1.445cm" svg:x="6.604cm" svg:y="8.698cm">
          <draw:text-box>
            <text:p>Sign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5" draw:layer="layout" svg:width="4.064cm" svg:height="1.524cm" svg:x="16.764cm" svg:y="3.556cm">
          <text:p text:style-name="P4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318cm" svg:height="1.524cm" svg:x="4.572cm" svg:y="3.556cm">
          <text:p text:style-name="P4"><text:span text:style-name="T1">Legitimate </text:span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2.032cm" svg:x="16.51cm" svg:y="8.128cm">
          <text:p text:style-name="P4"><text:span text:style-name="T1">Malicious DNS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2.286cm" svg:x="3.81cm" svg:y="7.62cm">
          <text:p text:style-name="P4"><text:span text:style-name="T1">Malicious proxy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318cm" svg:height="1.191cm" svg:x="15.24cm" svg:y="6.35cm">
          <draw:text-box>
            <text:p text:style-name="P6"><text:span text:style-name="T2">Requests </text:span><text:span text:style-name="T2">IP for </text:span><text:span text:style-name="T2">legitimate </text:span><text:span text:style-name="T2">site</text:span></text:p>
          </draw:text-box>
        </draw:frame>
        <draw:line draw:style-name="gr10" draw:text-style-name="P8" draw:layer="layout" svg:x1="17.972cm" svg:y1="5.334cm" svg:x2="17.972cm" svg:y2="8.128cm">
          <text:p text:style-name="P4"><text:span text:style-name="T1"/></text:p>
        </draw:line>
        <draw:line draw:style-name="gr10" draw:text-style-name="P8" draw:layer="layout" svg:x1="19.812cm" svg:y1="7.874cm" svg:x2="19.812cm" svg:y2="5.334cm">
          <text:p text:style-name="P4"><text:span text:style-name="T1"/></text:p>
        </draw:line>
        <draw:frame draw:style-name="gr11" draw:text-style-name="P9" draw:layer="layout" svg:width="5.334cm" svg:height="0.903cm" svg:x="20.066cm" svg:y="6.35cm">
          <draw:text-box>
            <text:p text:style-name="P6"><text:span text:style-name="T1">Response with Malicious proxy’s IP</text:span></text:p>
          </draw:text-box>
        </draw:frame>
        <draw:line draw:style-name="gr12" draw:text-style-name="P10" draw:layer="layout" svg:x1="16.51cm" svg:y1="4.572cm" svg:x2="9.144cm" svg:y2="8.382cm">
          <text:p/>
        </draw:line>
        <draw:frame draw:style-name="gr13" draw:text-style-name="P11" draw:layer="layout" svg:width="4.318cm" svg:height="1.555cm" svg:x="9.906cm" svg:y="7.843cm">
          <draw:text-box>
            <text:p text:style-name="P6"><text:span text:style-name="T3">Plain HTTP connection. User only sees http instead of https in the browser </text:span></text:p>
          </draw:text-box>
        </draw:frame>
        <draw:line draw:style-name="gr12" draw:text-style-name="P10" draw:layer="layout" svg:x1="6.096cm" svg:y1="7.366cm" svg:x2="6.096cm" svg:y2="5.08cm">
          <text:p/>
        </draw:line>
        <draw:frame draw:style-name="gr14" draw:text-style-name="P12" draw:layer="layout" svg:width="3.81cm" svg:height="2.032cm" svg:x="2.54cm" svg:y="5.588cm">
          <draw:text-box>
            <text:p text:style-name="P6">HTTPS connection. Original user request forwarded to legitimate server. </text:p>
          </draw:text-box>
        </draw:frame>
        <draw:custom-shape draw:style-name="gr15" draw:text-style-name="P13" draw:layer="layout" svg:width="4.318cm" svg:height="1.524cm" svg:x="3.81cm" svg:y="12.192cm">
          <text:p text:style-name="P4">Malicious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4" draw:layer="layout" svg:x1="6.096cm" svg:y1="10.16cm" svg:x2="6.096cm" svg:y2="11.938cm">
          <text:p/>
        </draw:line>
        <draw:frame draw:style-name="gr17" draw:text-style-name="P15" draw:layer="layout" svg:width="4.826cm" svg:height="0.903cm" svg:x="6.604cm" svg:y="10.527cm">
          <draw:text-box>
            <text:p text:style-name="P6">Malicious agent can see and modify all the traffic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9:37.922998702</meta:creation-date>
    <dc:date>2018-09-04T14:15:12.110049839</dc:date>
    <meta:editing-duration>PT9M4S</meta:editing-duration>
    <meta:editing-cycles>2</meta:editing-cycles>
    <meta:generator>LibreOffice/6.0.3.2$Linux_X86_64 LibreOffice_project/00m0$Build-2</meta:generator>
    <meta:document-statistic meta:object-count="50"/>
  </office:meta>
</office:document-meta>
</file>